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40.9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rr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http://www.gwdg.de/</text:p>
          </table:table-cell>
          <table:table-cell office:value-type="string" calcext:value-type="string">
            <text:p>21.11115/0000-000B-CAFA-8</text:p>
          </table:table-cell>
          <table:table-cell office:value-type="string" calcext:value-type="string">
            <text:p>http://www.gwdg.de/TEST/abcdef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7-D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8-C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6-E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9-B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A-A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B-9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C-8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D-7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E-6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F-5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D0-2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B9-D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BA-C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BB-B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BC-A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BD-9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BE-8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BF-7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0-4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1-3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2-2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5-F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3-1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C4-0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1-D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0-E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2-C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3-B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4-A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5-9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6-8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7-7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8-6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A-4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B-3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C-2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D-1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E-0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C9-5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D9-3</text:p>
          </table:table-cell>
          <table:table-cell office:value-type="string" calcext:value-type="string">
            <text:p>https://digitarium-app.acdh-dev.oeaw.ac.at/data/0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4-7</text:p>
          </table:table-cell>
          <table:table-cell office:value-type="string" calcext:value-type="string">
            <text:p>https://digitarium-app.acdh-dev.oeaw.ac.at/data/1700/1703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5-6</text:p>
          </table:table-cell>
          <table:table-cell office:value-type="string" calcext:value-type="string">
            <text:p>https://digitarium-app.acdh-dev.oeaw.ac.at/data/1700/1705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6-5</text:p>
          </table:table-cell>
          <table:table-cell office:value-type="string" calcext:value-type="string">
            <text:p>https://digitarium-app.acdh-dev.oeaw.ac.at/data/1700/1706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7-4</text:p>
          </table:table-cell>
          <table:table-cell office:value-type="string" calcext:value-type="string">
            <text:p>https://digitarium-app.acdh-dev.oeaw.ac.at/data/1700/1707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8-3</text:p>
          </table:table-cell>
          <table:table-cell office:value-type="string" calcext:value-type="string">
            <text:p>https://digitarium-app.acdh-dev.oeaw.ac.at/data/1700/1708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9-2</text:p>
          </table:table-cell>
          <table:table-cell office:value-type="string" calcext:value-type="string">
            <text:p>https://digitarium-app.acdh-dev.oeaw.ac.at/data/1700/1709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A-1</text:p>
          </table:table-cell>
          <table:table-cell office:value-type="string" calcext:value-type="string">
            <text:p>https://digitarium-app.acdh-dev.oeaw.ac.at/data/1710/1710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B-0</text:p>
          </table:table-cell>
          <table:table-cell office:value-type="string" calcext:value-type="string">
            <text:p>https://digitarium-app.acdh-dev.oeaw.ac.at/data/1710/1711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C-F</text:p>
          </table:table-cell>
          <table:table-cell office:value-type="string" calcext:value-type="string">
            <text:p>https://digitarium-app.acdh-dev.oeaw.ac.at/data/1710/1712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D-E</text:p>
          </table:table-cell>
          <table:table-cell office:value-type="string" calcext:value-type="string">
            <text:p>https://digitarium-app.acdh-dev.oeaw.ac.at/data/1710/1713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E-D</text:p>
          </table:table-cell>
          <table:table-cell office:value-type="string" calcext:value-type="string">
            <text:p>https://digitarium-app.acdh-dev.oeaw.ac.at/data/1710/1714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EF-C</text:p>
          </table:table-cell>
          <table:table-cell office:value-type="string" calcext:value-type="string">
            <text:p>https://digitarium-app.acdh-dev.oeaw.ac.at/data/1710/1715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F0-9</text:p>
          </table:table-cell>
          <table:table-cell office:value-type="string" calcext:value-type="string">
            <text:p>https://digitarium-app.acdh-dev.oeaw.ac.at/data/1710/1716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5F1-8</text:p>
          </table:table-cell>
          <table:table-cell office:value-type="string" calcext:value-type="string">
            <text:p>https://digitarium-app.acdh-dev.oeaw.ac.at/data/1710/1719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A1-1</text:p>
          </table:table-cell>
          <table:table-cell office:value-type="string" calcext:value-type="string">
            <text:p>https://digitarium-app.acdh-dev.oeaw.ac.at/data/1720/1720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A7-B</text:p>
          </table:table-cell>
          <table:table-cell office:value-type="string" calcext:value-type="string">
            <text:p>https://digitarium-app.acdh-dev.oeaw.ac.at/data/1720/1728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AD-5</text:p>
          </table:table-cell>
          <table:table-cell office:value-type="string" calcext:value-type="string">
            <text:p>https://digitarium-app.acdh-dev.oeaw.ac.at/data/1740/1740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B3-D</text:p>
          </table:table-cell>
          <table:table-cell office:value-type="string" calcext:value-type="string">
            <text:p>https://digitarium-app.acdh-dev.oeaw.ac.at/data/1740/1749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B9-7</text:p>
          </table:table-cell>
          <table:table-cell office:value-type="string" calcext:value-type="string">
            <text:p>https://digitarium-app.acdh-dev.oeaw.ac.at/data/1750/1754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36BF-1</text:p>
          </table:table-cell>
          <table:table-cell office:value-type="string" calcext:value-type="string">
            <text:p>https://digitarium-app.acdh-dev.oeaw.ac.at/data/1760/1762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D1-1</text:p>
          </table:table-cell>
          <table:table-cell office:value-type="string" calcext:value-type="string">
            <text:p>https://digitarium-app.acdh-dev.oeaw.ac.at/data/x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D3-F</text:p>
          </table:table-cell>
          <table:table-cell office:value-type="string" calcext:value-type="string">
            <text:p>https://digitarium-app.acdh-dev.oeaw.ac.at/data/x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DA-8</text:p>
          </table:table-cell>
          <table:table-cell office:value-type="string" calcext:value-type="string">
            <text:p>https://digitarium-app.acdh-dev.oeaw.ac.at/data/x//wdbmeta.xml</text:p>
          </table:table-cell>
        </table:table-row>
        <table:table-row table:style-name="ro1">
          <table:table-cell office:value-type="string" calcext:value-type="string">
            <text:p>https://digitarium-app.acdh-dev.oeaw.ac.at/</text:p>
          </table:table-cell>
          <table:table-cell office:value-type="string" calcext:value-type="string">
            <text:p>21.11115/0000-000C-4EDB-7</text:p>
          </table:table-cell>
          <table:table-cell office:value-type="string" calcext:value-type="string">
            <text:p>https://digitarium-app.acdh-dev.oeaw.ac.at/data/x//wdbmeta.xml</text:p>
          </table:table-cell>
        </table:table-row>
        <table:table-row table:style-name="ro1">
          <table:table-cell office:value-type="string" calcext:value-type="string">
            <text:p>https://goobi.acdh.oeaw.ac.at/</text:p>
          </table:table-cell>
          <table:table-cell office:value-type="string" calcext:value-type="string">
            <text:p>21.11115/0000-000D-0C30-0</text:p>
          </table:table-cell>
          <table:table-cell office:value-type="string" calcext:value-type="string">
            <text:p>https://goobi.acdh.oeaw.ac.at/viewer/rest/pdf/mets/MN_15_1855.xml/LOG_0019/HerapathitZangen_geschenkt_von_Herrn_Professor_v_Nrrenberg.pdf?watermarkText=https%3A%2F%2Fgoobi.acdh.oeaw.ac.at%2Fviewer%2Fimage%2FAC15327564%2F1%2F</text:p>
          </table:table-cell>
        </table:table-row>
        <table:table-row table:style-name="ro1">
          <table:table-cell office:value-type="string" calcext:value-type="string">
            <text:p>https://goobi.acdh.oeaw.ac.at/</text:p>
          </table:table-cell>
          <table:table-cell office:value-type="string" calcext:value-type="string">
            <text:p>21.11115/0000-000D-0C33-D</text:p>
          </table:table-cell>
          <table:table-cell office:value-type="string" calcext:value-type="string">
            <text:p>https://goobi.acdh.oeaw.ac.at/viewer/rest/pdf/mets/MN_15_1855.xml/LOG_0022/Verzeichniss_der_eingegangenen_Druckschriften_Jnner.pdf?watermarkText=https%3A%2F%2Fgoobi.acdh.oeaw.ac.at%2Fviewer%2Fimage%2FAC15327910%2F1%2F</text:p>
          </table:table-cell>
        </table:table-row>
        <table:table-row table:style-name="ro1">
          <table:table-cell office:value-type="string" calcext:value-type="string">
            <text:p>https://goobi.acdh.oeaw.ac.at/</text:p>
          </table:table-cell>
          <table:table-cell office:value-type="string" calcext:value-type="string">
            <text:p>21.11115/0000-000D-0C3A-6</text:p>
          </table:table-cell>
          <table:table-cell office:value-type="string" calcext:value-type="string">
            <text:p>https://goobi.acdh.oeaw.ac.at/viewer/rest/pdf/mets/MN_15_1855.xml/LOG_0030/Krystallologische_Untersuchungen.pdf?watermarkText=https%3A%2F%2Fgoobi.acdh.oeaw.ac.at%2Fviewer%2Fimage%2FAC15328022%2F1%2F</text:p>
          </table:table-cell>
        </table:table-row>
        <table:table-row table:style-name="ro1">
          <table:table-cell office:value-type="string" calcext:value-type="string">
            <text:p>https://id.acdh.oeaw.ac.at/auden-musulin-papers</text:p>
          </table:table-cell>
          <table:table-cell office:value-type="string" calcext:value-type="string">
            <text:p>21.11115/0000-000F-FF7F-5</text:p>
          </table:table-cell>
          <table:table-cell office:value-type="string" calcext:value-type="string">
            <text:p>https://id.acdh.oeaw.ac.at/auden-musulin-papers/amp-transcript__0070.xml</text:p>
          </table:table-cell>
        </table:table-row>
        <table:table-row table:style-name="ro1">
          <table:table-cell office:value-type="string" calcext:value-type="string">
            <text:p>https://id.acdh.oeaw.ac.at/auden-musulin-papers</text:p>
          </table:table-cell>
          <table:table-cell office:value-type="string" calcext:value-type="string">
            <text:p>21.11115/0000-000F-FF80-1</text:p>
          </table:table-cell>
          <table:table-cell office:value-type="string" calcext:value-type="string">
            <text:p>https://id.acdh.oeaw.ac.at/auden-musulin-papers/amp-transcript__0071.xml</text:p>
          </table:table-cell>
        </table:table-row>
        <table:table-row table:style-name="ro1">
          <table:table-cell office:value-type="string" calcext:value-type="string">
            <text:p>https://id.acdh.oeaw.ac.at/parlat</text:p>
          </table:table-cell>
          <table:table-cell office:value-type="string" calcext:value-type="string">
            <text:p>21.11115/0000-000B-CADA-C</text:p>
          </table:table-cell>
          <table:table-cell office:value-type="string" calcext:value-type="string">
            <text:p>https://id.acdh.oeaw.ac.at/parlat</text:p>
          </table:table-cell>
        </table:table-row>
        <table:table-row table:style-name="ro1">
          <table:table-cell office:value-type="string" calcext:value-type="string">
            <text:p>https://id.acdh.oeaw.ac.at/rti-nubianpottery</text:p>
          </table:table-cell>
          <table:table-cell office:value-type="string" calcext:value-type="string">
            <text:p>21.11115/0000-000D-FEA5-B</text:p>
          </table:table-cell>
          <table:table-cell office:value-type="string" calcext:value-type="string">
            <text:p>https://id.acdh.oeaw.ac.at/rti-nubianpottery</text:p>
          </table:table-cell>
        </table:table-row>
        <table:table-row table:style-name="ro1">
          <table:table-cell office:value-type="string" calcext:value-type="string">
            <text:p>https://id.acdh.oeaw.ac.at/voice</text:p>
          </table:table-cell>
          <table:table-cell office:value-type="string" calcext:value-type="string">
            <text:p>21.11115/0000-000E-6835-2</text:p>
          </table:table-cell>
          <table:table-cell office:value-type="string" calcext:value-type="string">
            <text:p>https://id.acdh.oeaw.ac.at/voice/voice1-0/P</text:p>
          </table:table-cell>
        </table:table-row>
        <table:table-row table:style-name="ro1">
          <table:table-cell office:value-type="string" calcext:value-type="string">
            <text:p>https://id.acdh.oeaw.ac.at/voice</text:p>
          </table:table-cell>
          <table:table-cell office:value-type="string" calcext:value-type="string">
            <text:p>21.11115/0000-000E-683C-B</text:p>
          </table:table-cell>
          <table:table-cell office:value-type="string" calcext:value-type="string">
            <text:p>https://id.acdh.oeaw.ac.at/voice/voice1-1/P</text:p>
          </table:table-cell>
        </table:table-row>
        <table:table-row table:style-name="ro1">
          <table:table-cell office:value-type="string" calcext:value-type="string">
            <text:p>https://id.acdh.oeaw.ac.at/voice</text:p>
          </table:table-cell>
          <table:table-cell office:value-type="string" calcext:value-type="string">
            <text:p>21.11115/0000-000E-6843-2</text:p>
          </table:table-cell>
          <table:table-cell office:value-type="string" calcext:value-type="string">
            <text:p>https://id.acdh.oeaw.ac.at/voice/voice2-0/P</text:p>
          </table:table-cell>
        </table:table-row>
        <table:table-row table:style-name="ro1">
          <table:table-cell office:value-type="string" calcext:value-type="string">
            <text:p>https://id.acdh.oeaw.ac.at/voice</text:p>
          </table:table-cell>
          <table:table-cell office:value-type="string" calcext:value-type="string">
            <text:p>21.11115/0000-000E-6851-2</text:p>
          </table:table-cell>
          <table:table-cell office:value-type="string" calcext:value-type="string">
            <text:p>https://id.acdh.oeaw.ac.at/voice/voice3-0/P</text:p>
          </table:table-cell>
        </table:table-row>
        <table:table-row table:style-name="ro1">
          <table:table-cell office:value-type="string" calcext:value-type="string">
            <text:p>https://id.acdh.oeaw.ac.at/voice</text:p>
          </table:table-cell>
          <table:table-cell office:value-type="string" calcext:value-type="string">
            <text:p>21.11115/0000-000E-684A-B</text:p>
          </table:table-cell>
          <table:table-cell office:value-type="string" calcext:value-type="string">
            <text:p>https://id.acdh.oeaw.ac.at/voice/voicepos2-0/P</text:p>
          </table:table-cell>
        </table:table-row>
        <table:table-row table:style-name="ro1">
          <table:table-cell office:value-type="string" calcext:value-type="string">
            <text:p>https://id.acdh.oeaw.ac.at/zozan</text:p>
          </table:table-cell>
          <table:table-cell office:value-type="string" calcext:value-type="string">
            <text:p>21.11115/0000-0011-2BE2-E</text:p>
          </table:table-cell>
          <table:table-cell office:value-type="string" calcext:value-type="string">
            <text:p>https://id.acdh.oeaw.ac.at/zoz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37" meta:object-count="0"/>
    <meta:generator>LibreOffice/7.6.4.1$Linux_X86_64 LibreOffice_project/60$Build-1</meta:generator>
  </office:meta>
</office:document-meta>
</file>